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나눔고딕" svg:font-family="나눔고딕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표1" style:family="table">
      <style:table-properties style:width="17.007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표1.A" style:family="table-column">
      <style:table-column-properties style:column-width="2.487cm"/>
    </style:style>
    <style:style style:name="표1.B" style:family="table-column">
      <style:table-column-properties style:column-width="3.625cm"/>
    </style:style>
    <style:style style:name="표1.C" style:family="table-column">
      <style:table-column-properties style:column-width="8.89cm"/>
    </style:style>
    <style:style style:name="표1.D" style:family="table-column">
      <style:table-column-properties style:column-width="2.006cm"/>
    </style:style>
    <style:style style:name="표1.1" style:family="table-row">
      <style:table-row-properties style:min-row-height="0.9cm"/>
    </style:style>
    <style:style style:name="표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표1.D1" style:family="table-cell">
      <style:table-cell-properties style:vertical-align="middle" fo:background-color="#cccccc" fo:padding="0.097cm" fo:border="0.5pt solid #000000" style:writing-mode="lr-tb">
        <style:background-image/>
      </style:table-cell-properties>
    </style:style>
    <style:style style:name="표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표1.B2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표1.C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9" style:family="table-row">
      <style:table-row-properties fo:background-color="transparent" fo:keep-together="auto">
        <style:background-image/>
      </style:table-row-properties>
    </style:style>
    <style:style style:name="표1.C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1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12" style:family="table-row">
      <style:table-row-properties fo:background-color="transparent">
        <style:background-image/>
      </style:table-row-properties>
    </style:style>
    <style:style style:name="표1.C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13" style:family="table-row">
      <style:table-row-properties fo:background-color="transparent">
        <style:background-image/>
      </style:table-row-properties>
    </style:style>
    <style:style style:name="표1.C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14" style:family="table-row">
      <style:table-row-properties fo:background-color="transparent">
        <style:background-image/>
      </style:table-row-properties>
    </style:style>
    <style:style style:name="표1.C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17" style:family="table-row">
      <style:table-row-properties fo:background-color="transparent">
        <style:background-image/>
      </style:table-row-properties>
    </style:style>
    <style:style style:name="표1.C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18" style:family="table-row">
      <style:table-row-properties fo:background-color="transparent">
        <style:background-image/>
      </style:table-row-properties>
    </style:style>
    <style:style style:name="표1.C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1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1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2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2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1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3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4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표1.C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표1.D41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erif" officeooo:paragraph-rsid="00362050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3pt" fo:font-weight="bold" officeooo:rsid="00362050" officeooo:paragraph-rsid="0036205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background-color="#ffff00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erif" officeooo:paragraph-rsid="003e81a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erif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fo:font-weight="bold" officeooo:rsid="00362050" officeooo:paragraph-rsid="0036205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erif" fo:font-weight="bold" officeooo:rsid="002a83b9" officeooo:paragraph-rsid="002a83b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officeooo:rsid="003ade68" officeooo:paragraph-rsid="003ade68"/>
    </style:style>
    <style:style style:name="P13" style:family="paragraph" style:parent-style-name="Table_20_Contents">
      <style:text-properties fo:color="#000000" style:font-name="Liberation Serif" officeooo:paragraph-rsid="003ecbce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officeooo:rsid="00479a60" officeooo:paragraph-rsid="00479a6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officeooo:rsid="0057db05" officeooo:paragraph-rsid="0057db05"/>
    </style:style>
    <style:style style:name="P16" style:family="paragraph" style:parent-style-name="Text_20_body">
      <style:paragraph-properties fo:text-align="center" style:justify-single-word="false"/>
      <style:text-properties fo:font-size="5pt" fo:font-weight="bold" officeooo:rsid="0057db05" officeooo:paragraph-rsid="0057db05" style:font-size-asian="5pt" style:font-weight-asian="bold" style:font-size-complex="5pt" style:font-weight-complex="bold"/>
    </style:style>
    <style:style style:name="P17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officeooo:rsid="0051c0b6" officeooo:paragraph-rsid="0063e15d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officeooo:rsid="00243de7"/>
    </style:style>
    <style:style style:name="T3" style:family="text">
      <style:text-properties fo:color="#000000" style:font-name="Liberation Serif" officeooo:rsid="004bfa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[기능정의서]</text:p>
      <text:p text:style-name="P16"><text:s/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4">업무명</text:p>
            <text:p text:style-name="P5">패키지명</text:p>
          </table:table-cell>
          <table:table-cell table:style-name="표1.A1" office:value-type="string">
            <text:p text:style-name="P4">기능명</text:p>
          </table:table-cell>
          <table:table-cell table:style-name="표1.A1" office:value-type="string">
            <text:p text:style-name="P4">요구사항</text:p>
          </table:table-cell>
          <table:table-cell table:style-name="표1.D1" office:value-type="string">
            <text:p text:style-name="P4">담당자</text:p>
          </table:table-cell>
        </table:table-row>
        <table:table-row>
          <table:table-cell table:style-name="표1.A2" table:number-rows-spanned="10" office:value-type="string">
            <text:p text:style-name="P9">회원</text:p>
            <text:p text:style-name="P10">user</text:p>
          </table:table-cell>
          <table:table-cell table:style-name="표1.B2" office:value-type="string">
            <text:p text:style-name="P6">회원 가입</text:p>
          </table:table-cell>
          <table:table-cell table:style-name="표1.C2" office:value-type="string">
            <text:p text:style-name="P1">회원가입을 한다.</text:p>
          </table:table-cell>
          <table:table-cell table:style-name="표1.D2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6">회원 수정</text:p>
          </table:table-cell>
          <table:table-cell table:style-name="표1.C3" office:value-type="string">
            <text:p text:style-name="P1">회원가입을 할 때 입력한 내용을 수정한다.</text:p>
          </table:table-cell>
          <table:table-cell table:style-name="표1.D3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6">로그인</text:p>
          </table:table-cell>
          <table:table-cell table:style-name="표1.C4" office:value-type="string">
            <text:p text:style-name="P1">로그인을 한다.</text:p>
          </table:table-cell>
          <table:table-cell table:style-name="표1.D4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6">로그인 저장</text:p>
          </table:table-cell>
          <table:table-cell table:style-name="표1.C5" office:value-type="string">
            <text:p text:style-name="P1">로그인창에 아이디를 저장한다.</text:p>
          </table:table-cell>
          <table:table-cell table:style-name="표1.D5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6">로그아웃</text:p>
          </table:table-cell>
          <table:table-cell table:style-name="표1.C6" office:value-type="string">
            <text:p text:style-name="P1">로그아웃을 한다.</text:p>
          </table:table-cell>
          <table:table-cell table:style-name="표1.D6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6">아이디 찾기</text:p>
          </table:table-cell>
          <table:table-cell table:style-name="표1.C7" office:value-type="string">
            <text:p text:style-name="P1">회원의 아이디를 찾는다.</text:p>
          </table:table-cell>
          <table:table-cell table:style-name="표1.D7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8">비밀번호 찾기</text:p>
          </table:table-cell>
          <table:table-cell table:style-name="표1.C8" office:value-type="string">
            <text:p text:style-name="P13">회원의 비밀번호를 찾는다.</text:p>
          </table:table-cell>
          <table:table-cell table:style-name="표1.D8" office:value-type="string">
            <text:p text:style-name="P2">김태연</text:p>
          </table:table-cell>
        </table:table-row>
        <table:table-row table:style-name="표1.9">
          <table:covered-table-cell/>
          <table:table-cell table:style-name="표1.B2" office:value-type="string">
            <text:p text:style-name="P6">회원 탈퇴</text:p>
          </table:table-cell>
          <table:table-cell table:style-name="표1.C9" office:value-type="string">
            <text:p text:style-name="Table_20_Contents"><text:span text:style-name="T1">회원 탈퇴를 </text:span><text:span text:style-name="T2">한다.</text:span></text:p>
          </table:table-cell>
          <table:table-cell table:style-name="표1.D9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7">회원목록 조회</text:p>
          </table:table-cell>
          <table:table-cell table:style-name="표1.C10" office:value-type="string">
            <text:p text:style-name="P1">회원 목록을 확인한다.</text:p>
          </table:table-cell>
          <table:table-cell table:style-name="표1.D10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6">회원 조회</text:p>
          </table:table-cell>
          <table:table-cell table:style-name="표1.C11" office:value-type="string">
            <text:p text:style-name="P1">회원을 조회한다.</text:p>
          </table:table-cell>
          <table:table-cell table:style-name="표1.D11" office:value-type="string">
            <text:p text:style-name="P2">김태연</text:p>
          </table:table-cell>
        </table:table-row>
        <table:table-row table:style-name="표1.12">
          <table:table-cell table:style-name="표1.A2" table:number-rows-spanned="9" office:value-type="string">
            <text:p text:style-name="P9">객실</text:p>
            <text:p text:style-name="P10">room</text:p>
          </table:table-cell>
          <table:table-cell table:style-name="표1.B2" office:value-type="string">
            <text:p text:style-name="P7">객실목록 조회</text:p>
          </table:table-cell>
          <table:table-cell table:style-name="표1.C12" office:value-type="string">
            <text:p text:style-name="P1">객실 목록을 확인한다.</text:p>
          </table:table-cell>
          <table:table-cell table:style-name="표1.D12" office:value-type="string">
            <text:p text:style-name="P2">박혜원</text:p>
          </table:table-cell>
        </table:table-row>
        <table:table-row table:style-name="표1.13">
          <table:covered-table-cell/>
          <table:table-cell table:style-name="표1.B2" office:value-type="string">
            <text:p text:style-name="P2">객실 조회</text:p>
          </table:table-cell>
          <table:table-cell table:style-name="표1.C13" office:value-type="string">
            <text:p text:style-name="Table_20_Contents"><text:span text:style-name="T1">객실</text:span><text:span text:style-name="T3">을 </text:span><text:span text:style-name="T1">조회한다.</text:span></text:p>
          </table:table-cell>
          <table:table-cell table:style-name="표1.D13" office:value-type="string">
            <text:p text:style-name="P2">이윤정</text:p>
          </table:table-cell>
        </table:table-row>
        <table:table-row table:style-name="표1.14">
          <table:covered-table-cell/>
          <table:table-cell table:style-name="표1.B2" office:value-type="string">
            <text:p text:style-name="P2">객실 추가</text:p>
          </table:table-cell>
          <table:table-cell table:style-name="표1.C14" office:value-type="string">
            <text:p text:style-name="P1">객실을 추가한다.</text:p>
          </table:table-cell>
          <table:table-cell table:style-name="표1.D14" office:value-type="string">
            <text:p text:style-name="P2">이윤정</text:p>
          </table:table-cell>
        </table:table-row>
        <table:table-row>
          <table:covered-table-cell/>
          <table:table-cell table:style-name="표1.B2" office:value-type="string">
            <text:p text:style-name="P2">객실 수정</text:p>
          </table:table-cell>
          <table:table-cell table:style-name="표1.C15" office:value-type="string">
            <text:p text:style-name="P1">객실을 수정한다.</text:p>
          </table:table-cell>
          <table:table-cell table:style-name="표1.D15" office:value-type="string">
            <text:p text:style-name="P2">이윤정</text:p>
          </table:table-cell>
        </table:table-row>
        <table:table-row>
          <table:covered-table-cell/>
          <table:table-cell table:style-name="표1.B2" office:value-type="string">
            <text:p text:style-name="P14">객실타입목록 조회</text:p>
          </table:table-cell>
          <table:table-cell table:style-name="표1.C16" office:value-type="string">
            <text:p text:style-name="P1">객실 타입 목록을 확인한다. </text:p>
          </table:table-cell>
          <table:table-cell table:style-name="표1.D19" office:value-type="string">
            <text:p text:style-name="P18">이윤정</text:p>
          </table:table-cell>
        </table:table-row>
        <table:table-row table:style-name="표1.17">
          <table:covered-table-cell/>
          <table:table-cell table:style-name="표1.B2" office:value-type="string">
            <text:p text:style-name="P2">객실타입 조회</text:p>
          </table:table-cell>
          <table:table-cell table:style-name="표1.C17" office:value-type="string">
            <text:p text:style-name="P1">객실 타입을 조회한다.</text:p>
          </table:table-cell>
          <table:table-cell table:style-name="표1.D19" office:value-type="string">
            <text:p text:style-name="P2">박혜원</text:p>
          </table:table-cell>
        </table:table-row>
        <table:table-row table:style-name="표1.18">
          <table:covered-table-cell/>
          <table:table-cell table:style-name="표1.B2" office:value-type="string">
            <text:p text:style-name="P2">객실타입 추가</text:p>
          </table:table-cell>
          <table:table-cell table:style-name="표1.C19" office:value-type="string">
            <text:p text:style-name="P1">객실 타입을 추가한다.</text:p>
          </table:table-cell>
          <table:table-cell table:style-name="표1.D19" office:value-type="string">
            <text:p text:style-name="P2">이윤정</text:p>
          </table:table-cell>
        </table:table-row>
        <table:table-row>
          <table:covered-table-cell/>
          <table:table-cell table:style-name="표1.B2" office:value-type="string">
            <text:p text:style-name="P2">객실타입 수정</text:p>
          </table:table-cell>
          <table:table-cell table:style-name="표1.C19" office:value-type="string">
            <text:p text:style-name="P1">객실타입을 수정한다.</text:p>
          </table:table-cell>
          <table:table-cell table:style-name="표1.D19" office:value-type="string">
            <text:p text:style-name="P2">박혜원</text:p>
          </table:table-cell>
        </table:table-row>
        <table:table-row>
          <table:covered-table-cell/>
          <table:table-cell table:style-name="표1.B2" office:value-type="string">
            <text:p text:style-name="P2">객실타입 삭제</text:p>
          </table:table-cell>
          <table:table-cell table:style-name="표1.C20" office:value-type="string">
            <text:p text:style-name="P1">객실타입을 삭제한다.</text:p>
          </table:table-cell>
          <table:table-cell table:style-name="표1.D20" office:value-type="string">
            <text:p text:style-name="P2">박혜원</text:p>
          </table:table-cell>
        </table:table-row>
        <table:table-row>
          <table:table-cell table:style-name="표1.A2" table:number-rows-spanned="5" office:value-type="string">
            <text:p text:style-name="P9">예약</text:p>
            <text:p text:style-name="P10">reservation</text:p>
          </table:table-cell>
          <table:table-cell table:style-name="표1.B2" office:value-type="string">
            <text:p text:style-name="P2">예약 추가</text:p>
          </table:table-cell>
          <table:table-cell table:style-name="표1.C21" office:value-type="string">
            <text:p text:style-name="P1">새로운 옵션들을 선택하여 예약을 한다.</text:p>
          </table:table-cell>
          <table:table-cell table:style-name="표1.D21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2">예약 결제</text:p>
          </table:table-cell>
          <table:table-cell table:style-name="표1.C22" office:value-type="string">
            <text:p text:style-name="P1">예약을 할 때 결제를 한다.</text:p>
          </table:table-cell>
          <table:table-cell table:style-name="표1.D22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2">예약목록 조회</text:p>
          </table:table-cell>
          <table:table-cell table:style-name="표1.C23" office:value-type="string">
            <text:p text:style-name="P1">예약 목록을 확인한다.</text:p>
          </table:table-cell>
          <table:table-cell table:style-name="표1.D23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2">예약 조회</text:p>
          </table:table-cell>
          <table:table-cell table:style-name="표1.C24" office:value-type="string">
            <text:p text:style-name="P1">예약을 확인한다.</text:p>
          </table:table-cell>
          <table:table-cell table:style-name="표1.D24" office:value-type="string">
            <text:p text:style-name="P2">하태창</text:p>
          </table:table-cell>
        </table:table-row>
        <table:table-row>
          <table:covered-table-cell/>
          <table:table-cell table:style-name="표1.B2" office:value-type="string">
            <text:p text:style-name="P2">예약 취소</text:p>
          </table:table-cell>
          <table:table-cell table:style-name="표1.C25" office:value-type="string">
            <text:p text:style-name="P1">예약을 취소한다.</text:p>
          </table:table-cell>
          <table:table-cell table:style-name="표1.D25" office:value-type="string">
            <text:p text:style-name="P15">김광호</text:p>
          </table:table-cell>
        </table:table-row>
        <table:table-row>
          <table:table-cell table:style-name="표1.A2" table:number-rows-spanned="3" office:value-type="string">
            <text:p text:style-name="P9">환불</text:p>
            <text:p text:style-name="P10">refund</text:p>
          </table:table-cell>
          <table:table-cell table:style-name="표1.B2" office:value-type="string">
            <text:p text:style-name="P3">환불 추가</text:p>
          </table:table-cell>
          <table:table-cell table:style-name="표1.C26" office:value-type="string">
            <text:p text:style-name="P1">회원에게 환불을 한다.</text:p>
          </table:table-cell>
          <table:table-cell table:style-name="표1.D26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2">환불목록 조회</text:p>
          </table:table-cell>
          <table:table-cell table:style-name="표1.C27" office:value-type="string">
            <text:p text:style-name="P1">환불 목록을 확인한다.</text:p>
          </table:table-cell>
          <table:table-cell table:style-name="표1.D27" office:value-type="string">
            <text:p text:style-name="P2">김광수</text:p>
          </table:table-cell>
        </table:table-row>
        <table:table-row>
          <table:covered-table-cell/>
          <table:table-cell table:style-name="표1.B2" office:value-type="string">
            <text:p text:style-name="P2">환불조회</text:p>
          </table:table-cell>
          <table:table-cell table:style-name="표1.C28" office:value-type="string">
            <text:p text:style-name="P1">환불을 확인한다.</text:p>
          </table:table-cell>
          <table:table-cell table:style-name="표1.D28" office:value-type="string">
            <text:p text:style-name="P2">김광호</text:p>
          </table:table-cell>
        </table:table-row>
        <table:table-row>
          <table:table-cell table:style-name="표1.A2" table:number-rows-spanned="5" office:value-type="string">
            <text:p text:style-name="P9">후기</text:p>
            <text:p text:style-name="P10">review</text:p>
          </table:table-cell>
          <table:table-cell table:style-name="표1.B2" office:value-type="string">
            <text:p text:style-name="P6">후기 등록</text:p>
          </table:table-cell>
          <table:table-cell table:style-name="표1.C29" office:value-type="string">
            <text:p text:style-name="P1">후기를 등록한다.</text:p>
          </table:table-cell>
          <table:table-cell table:style-name="표1.D29" office:value-type="string">
            <text:p text:style-name="P2">박병국</text:p>
          </table:table-cell>
        </table:table-row>
        <table:table-row>
          <table:covered-table-cell/>
          <table:table-cell table:style-name="표1.B2" office:value-type="string">
            <text:p text:style-name="P7">후기목록 조회</text:p>
          </table:table-cell>
          <table:table-cell table:style-name="표1.C30" office:value-type="string">
            <text:p text:style-name="P1">후기 목록을 확인한다.</text:p>
          </table:table-cell>
          <table:table-cell table:style-name="표1.D30" office:value-type="string">
            <text:p text:style-name="P2">박병국</text:p>
          </table:table-cell>
        </table:table-row>
        <table:table-row>
          <table:covered-table-cell/>
          <table:table-cell table:style-name="표1.B2" office:value-type="string">
            <text:p text:style-name="P6">후기내용 조회</text:p>
          </table:table-cell>
          <table:table-cell table:style-name="표1.C31" office:value-type="string">
            <text:p text:style-name="P1">후기 내용을 확인한다.</text:p>
          </table:table-cell>
          <table:table-cell table:style-name="표1.D31" office:value-type="string">
            <text:p text:style-name="P2">박병국</text:p>
          </table:table-cell>
        </table:table-row>
        <table:table-row>
          <table:covered-table-cell/>
          <table:table-cell table:style-name="표1.B2" office:value-type="string">
            <text:p text:style-name="P7">후기 수정</text:p>
          </table:table-cell>
          <table:table-cell table:style-name="표1.C32" office:value-type="string">
            <text:p text:style-name="P1">후기를 수정한다.</text:p>
          </table:table-cell>
          <table:table-cell table:style-name="표1.D32" office:value-type="string">
            <text:p text:style-name="P2">박병국</text:p>
          </table:table-cell>
        </table:table-row>
        <table:table-row>
          <table:covered-table-cell/>
          <table:table-cell table:style-name="표1.B2" office:value-type="string">
            <text:p text:style-name="P6">후기 삭제</text:p>
          </table:table-cell>
          <table:table-cell table:style-name="표1.C33" office:value-type="string">
            <text:p text:style-name="P1">후기를 삭제한다.</text:p>
          </table:table-cell>
          <table:table-cell table:style-name="표1.D33" office:value-type="string">
            <text:p text:style-name="P2">하태창</text:p>
          </table:table-cell>
        </table:table-row>
        <text:soft-page-break/>
        <table:table-row>
          <table:table-cell table:style-name="표1.A2" table:number-rows-spanned="7" office:value-type="string">
            <text:p text:style-name="P9">문의</text:p>
            <text:p text:style-name="P10">query</text:p>
          </table:table-cell>
          <table:table-cell table:style-name="표1.B2" office:value-type="string">
            <text:p text:style-name="P6">문의 등록</text:p>
          </table:table-cell>
          <table:table-cell table:style-name="표1.C34" office:value-type="string">
            <text:p text:style-name="P1">문의를 등록한다.</text:p>
          </table:table-cell>
          <table:table-cell table:style-name="표1.D34" office:value-type="string">
            <text:p text:style-name="P2">김이현</text:p>
          </table:table-cell>
        </table:table-row>
        <table:table-row>
          <table:covered-table-cell/>
          <table:table-cell table:style-name="표1.B2" office:value-type="string">
            <text:p text:style-name="P7">문의목록 조회</text:p>
          </table:table-cell>
          <table:table-cell table:style-name="표1.C35" office:value-type="string">
            <text:p text:style-name="P1">문의 목록을 확인한다.</text:p>
          </table:table-cell>
          <table:table-cell table:style-name="표1.D35" office:value-type="string">
            <text:p text:style-name="P2">김이현</text:p>
          </table:table-cell>
        </table:table-row>
        <table:table-row>
          <table:covered-table-cell/>
          <table:table-cell table:style-name="표1.B2" office:value-type="string">
            <text:p text:style-name="P6">문의내용 조회</text:p>
          </table:table-cell>
          <table:table-cell table:style-name="표1.C36" office:value-type="string">
            <text:p text:style-name="P1">문의 내용을 확인한다.</text:p>
          </table:table-cell>
          <table:table-cell table:style-name="표1.D36" office:value-type="string">
            <text:p text:style-name="P2">김이현</text:p>
          </table:table-cell>
        </table:table-row>
        <table:table-row>
          <table:covered-table-cell/>
          <table:table-cell table:style-name="표1.B2" office:value-type="string">
            <text:p text:style-name="P2">문의 수정</text:p>
          </table:table-cell>
          <table:table-cell table:style-name="표1.C37" office:value-type="string">
            <text:p text:style-name="P1">문의를 수정한다.</text:p>
          </table:table-cell>
          <table:table-cell table:style-name="표1.D37" office:value-type="string">
            <text:p text:style-name="P2">김이현</text:p>
          </table:table-cell>
        </table:table-row>
        <table:table-row>
          <table:covered-table-cell/>
          <table:table-cell table:style-name="표1.B2" office:value-type="string">
            <text:p text:style-name="P6">문의 삭제</text:p>
          </table:table-cell>
          <table:table-cell table:style-name="표1.C38" office:value-type="string">
            <text:p text:style-name="P1">문의를 삭제한다.</text:p>
          </table:table-cell>
          <table:table-cell table:style-name="표1.D38" office:value-type="string">
            <text:p text:style-name="P2">하태창</text:p>
          </table:table-cell>
        </table:table-row>
        <table:table-row>
          <table:covered-table-cell/>
          <table:table-cell table:style-name="표1.B2" office:value-type="string">
            <text:p text:style-name="P6">답변 등록</text:p>
          </table:table-cell>
          <table:table-cell table:style-name="표1.C39" office:value-type="string">
            <text:p text:style-name="P1">답변을 등록한다.</text:p>
          </table:table-cell>
          <table:table-cell table:style-name="표1.D39" office:value-type="string">
            <text:p text:style-name="P2">김태연</text:p>
          </table:table-cell>
        </table:table-row>
        <table:table-row>
          <table:covered-table-cell/>
          <table:table-cell table:style-name="표1.B2" office:value-type="string">
            <text:p text:style-name="P6">답변내용 조회</text:p>
          </table:table-cell>
          <table:table-cell table:style-name="표1.C40" office:value-type="string">
            <text:p text:style-name="P1">답변내용을 조회한다.</text:p>
          </table:table-cell>
          <table:table-cell table:style-name="표1.D40" office:value-type="string">
            <text:p text:style-name="P2">김태연</text:p>
          </table:table-cell>
        </table:table-row>
        <table:table-row>
          <table:table-cell table:style-name="표1.A2" office:value-type="string">
            <text:p text:style-name="P11">공통</text:p>
            <text:p text:style-name="P10">common</text:p>
          </table:table-cell>
          <table:table-cell table:style-name="표1.B2" office:value-type="string">
            <text:p text:style-name="P6">로깅</text:p>
          </table:table-cell>
          <table:table-cell table:style-name="표1.C41" office:value-type="string">
            <text:p text:style-name="P1">프로그램 실행과정에서 발생하는 로그파일들의 내역을 저장한다.</text:p>
          </table:table-cell>
          <table:table-cell table:style-name="표1.D41" office:value-type="string">
            <text:p text:style-name="P12">김광수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나눔고딕" svg:font-family="나눔고딕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style:font-name-asian="나눔고딕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바탕" fo:font-size="12pt" fo:letter-spacing="normal" fo:language="en" fo:country="US" fo:font-style="normal" style:text-underline-style="none" fo:font-weight="normal" style:letter-kerning="true" fo:background-color="transparent" style:font-name-asian="나눔고딕" style:font-size-asian="12pt" style:language-asian="ko" style:country-asian="KR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기본_20_단락_20_글꼴" style:display-name="기본 단락 글꼴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creation-date>2020-04-16T16:09:00Z</meta:creation-date>
    <dc:date>2020-07-13T14:52:07.953000000</dc:date>
    <meta:editing-cycles>178</meta:editing-cycles>
    <meta:editing-duration>PT15H7M59S</meta:editing-duration>
    <meta:document-statistic meta:table-count="1" meta:image-count="0" meta:object-count="0" meta:page-count="2" meta:paragraph-count="141" meta:word-count="762" meta:character-count="906" meta:non-whitespace-character-count="797"/>
    <meta:template xlink:type="simple" xlink:actuate="onRequest" xlink:title="" xlink:href="../../../../카카오톡%20받은%20파일/기능정의서(환불%20따로%20분리).odt/Normal.dotm"/>
  </office:meta>
</office:document-meta>
</file>